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cm" svg:y1="12.9cm" svg:x2="2.1cm" svg:y2="2.9cm">
          <text:p/>
        </draw:line>
        <draw:line draw:style-name="gr1" draw:text-style-name="P1" draw:layer="layout" svg:x1="2.1cm" svg:y1="12.9cm" svg:x2="19.8cm" svg:y2="12.9cm">
          <text:p/>
        </draw:line>
        <draw:frame draw:style-name="gr2" draw:text-style-name="P3" draw:layer="layout" svg:width="2.7cm" svg:height="0.9cm" svg:x="0.9cm" svg:y="2.1cm">
          <draw:text-box>
            <text:p text:style-name="P2"><text:span text:style-name="T1">Position</text:span></text:p>
          </draw:text-box>
        </draw:frame>
        <draw:frame draw:style-name="gr2" draw:text-style-name="P3" draw:layer="layout" svg:width="1.8cm" svg:height="0.9cm" svg:x="18.4cm" svg:y="13.2cm">
          <draw:text-box>
            <text:p text:style-name="P2"><text:span text:style-name="T1">Time</text:span></text:p>
          </draw:text-box>
        </draw:frame>
        <draw:line draw:style-name="gr3" draw:text-style-name="P1" draw:layer="layout" svg:x1="1.7cm" svg:y1="11.4cm" svg:x2="18.9cm" svg:y2="11.4cm">
          <text:p/>
        </draw:line>
        <draw:line draw:style-name="gr3" draw:text-style-name="P1" draw:layer="layout" svg:x1="1.7cm" svg:y1="4.1cm" svg:x2="18.9cm" svg:y2="4.1cm">
          <text:p/>
        </draw:line>
        <draw:frame draw:style-name="gr4" draw:text-style-name="P3" draw:layer="layout" svg:width="1.7cm" svg:height="0.806cm" svg:x="0.5cm" svg:y="10.994cm">
          <draw:text-box>
            <text:p text:style-name="P2"><text:span text:style-name="T1">min</text:span></text:p>
          </draw:text-box>
        </draw:frame>
        <draw:frame draw:style-name="gr4" draw:text-style-name="P3" draw:layer="layout" svg:width="1.7cm" svg:height="0.806cm" svg:x="0.4cm" svg:y="3.694cm">
          <draw:text-box>
            <text:p text:style-name="P2"><text:span text:style-name="T1">max</text:span></text:p>
          </draw:text-box>
        </draw:frame>
        <draw:polyline draw:style-name="gr5" draw:text-style-name="P1" draw:layer="layout" svg:width="4.719cm" svg:height="3.184cm" draw:transform="rotate (-0.00628318530717958) translate (3.1000434256879cm 7.89308867806416cm)" svg:viewBox="0 0 4720 3185" draw:points="0,7 1100,0 1107,1100 2307,1092 2314,2192 3514,2185 3520,3185 4720,3177">
          <text:p/>
        </draw:polyline>
        <draw:polyline draw:style-name="gr5" draw:text-style-name="P1" draw:layer="layout" svg:width="4.72cm" svg:height="3.183cm" draw:transform="rotate (0.00645771823237902) translate (6.58048600172178cm 7.92338058426485cm)" svg:viewBox="0 0 4721 3184" draw:points="4721,7 3621,0 3613,1100 2414,1092 2406,2192 1206,2184 1200,3184 0,3177">
          <text:p/>
        </draw:polyline>
        <draw:polyline draw:style-name="gr5" draw:text-style-name="P1" draw:layer="layout" svg:width="4.72cm" svg:height="3.183cm" draw:transform="rotate (0.00645771823237902) translate (10.1814860017218cm 4.72438058426485cm)" svg:viewBox="0 0 4721 3184" draw:points="4721,7 3621,0 3613,1100 2414,1092 2406,2192 1206,2184 1200,3184 0,3177">
          <text:p/>
        </draw:polyline>
        <draw:polyline draw:style-name="gr5" draw:text-style-name="P1" draw:layer="layout" svg:width="4.719cm" svg:height="3.184cm" draw:transform="rotate (-0.00628318530717959) translate (13.8010434256879cm 4.69308867806416cm)" svg:viewBox="0 0 4720 3185" draw:points="0,7 1100,0 1107,1100 2307,1092 2314,2192 3514,2185 3520,3185 4720,3177">
          <text:p/>
        </draw:polyline>
        <draw:frame draw:style-name="gr6" draw:text-style-name="P5" draw:layer="layout" svg:width="10.5cm" svg:height="1.3cm" svg:x="6.4cm" svg:y="0.7cm">
          <draw:text-box>
            <text:p text:style-name="P4"><text:span text:style-name="T2">Step inputs on a joint pos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1:34:33.572370368</meta:creation-date>
    <dc:date>2018-10-30T11:47:52.191101858</dc:date>
    <meta:editing-duration>PT8M58S</meta:editing-duration>
    <meta:editing-cycles>3</meta:editing-cycles>
    <meta:generator>LibreOffice/6.0.6.2$Linux_X86_64 LibreOffice_project/0c292870b25a325b5ed35f6b45599d2ea4458e77</meta:generator>
    <meta:document-statistic meta:object-count="13"/>
  </office:meta>
</office:document-meta>
</file>